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3fb9b"/>
    </style:style>
    <style:style style:name="P2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3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16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19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OSOFIA</text:p>
      <text:p text:style-name="P3">Romanticismo <text:span text:style-name="T2">(Rivoluzione Francese – I Guerra Mondiale)</text:span></text:p>
      <text:list xml:id="list7709535550597903693" text:style-name="L1">
        <text:list-item>
          <text:p text:style-name="P4">Riviste preromantiche: L'Allemagne, Athaeneum</text:p>
        </text:list-item>
        <text:list-item>
          <text:p text:style-name="P5">I preromantici erano artisti eclettici, i romantici si specializzarono (filosofi = idealisti <text:span text:style-name="T5">da eidos</text:span>)</text:p>
        </text:list-item>
      </text:list>
      <text:list xml:id="list2753394085328064708" text:style-name="L2">
        <text:list-item>
          <text:p text:style-name="P6">La ragione illuminista passa in secondo piano, il primato è del sentimento nei suoi aspetti positivi e pessimistici</text:p>
        </text:list-item>
        <text:list-item>
          <text:p text:style-name="P6">I romantici criticavano l'Illuminismo:</text:p>
          <text:list>
            <text:list-item>
              <text:p text:style-name="P6">Non aveva avuto successo ovunque (non tutti i governi erano illuminati)</text:p>
            </text:list-item>
            <text:list-item>
              <text:p text:style-name="P6">l'arte non era considerata</text:p>
            </text:list-item>
            <text:list-item>
              <text:p text:style-name="P6">indagavano valori di una società antiquata</text:p>
            </text:list-item>
            <text:list-item>
              <text:p text:style-name="P6">riguardava una classe elitaria</text:p>
            </text:list-item>
            <text:list-item>
              <text:p text:style-name="P7">non era considerato il sentimento</text:p>
            </text:list-item>
          </text:list>
        </text:list-item>
        <text:list-item>
          <text:p text:style-name="P8">La diffusione del romanticismo porta allo scoppio di numerose rivolte, <text:span text:style-name="T1">poichè il popolo viene coinvolto</text:span></text:p>
        </text:list-item>
        <text:list-item>
          <text:p text:style-name="P9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9">Artista romantico:</text:p>
          <text:list>
            <text:list-item>
              <text:p text:style-name="P9">geniale</text:p>
            </text:list-item>
            <text:list-item>
              <text:p text:style-name="P9">originale</text:p>
            </text:list-item>
            <text:list-item>
              <text:p text:style-name="P9">coglie l'infinito</text:p>
            </text:list-item>
            <text:list-item>
              <text:p text:style-name="P9">comunica sentimenti</text:p>
            </text:list-item>
          </text:list>
        </text:list-item>
        <text:list-item>
          <text:p text:style-name="P10">Risoluzione del finito nell'infinito (sussunzione dell'infinito nel finito) è il tema più trattato</text:p>
        </text:list-item>
        <text:list-item>
          <text:p text:style-name="P11">Amore Romantico:</text:p>
          <text:list>
            <text:list-item>
              <text:p text:style-name="P11">Passione (coinvolgimento dei sensi)</text:p>
            </text:list-item>
            <text:list-item>
              <text:p text:style-name="P11">Fusione (coinvolgimento dello spirito)</text:p>
            </text:list-item>
          </text:list>
        </text:list-item>
        <text:list-item>
          <text:p text:style-name="P11">Morte è rifugio, rasserenamento e annientamento (pessimismo)</text:p>
        </text:list-item>
        <text:list-item>
          <text:p text:style-name="P12">Natura </text:p>
          <text:list>
            <text:list-item>
              <text:p text:style-name="P13">domina l'uomo</text:p>
            </text:list-item>
            <text:list-item>
              <text:p text:style-name="P13">divino calato nel reale</text:p>
            </text:list-item>
            <text:list-item>
              <text:p text:style-name="P13">superiore all'uomo</text:p>
            </text:list-item>
            <text:list-item>
              <text:p text:style-name="P13">finalistica, non meccanicistica</text:p>
            </text:list-item>
          </text:list>
        </text:list-item>
        <text:list-item>
          <text:p text:style-name="P13">Infinito è sehnsucht (desiderio irrefrenabile dell'infinito)</text:p>
        </text:list-item>
      </text:list>
      <text:p text:style-name="P2">Idealismo</text:p>
      <text:list xml:id="list8535589829426703296" text:style-name="L3">
        <text:list-item>
          <text:p text:style-name="P14">Esponenti: Fichte, Shelling, Hegel</text:p>
        </text:list-item>
        <text:list-item>
          <text:p text:style-name="P15"><text:soft-page-break/>Obbiettivo:<text:tab/></text:p>
          <text:list>
            <text:list-item>
              <text:p text:style-name="P15">distruggere il dualismo kantiano (fenomeno-noumeno)</text:p>
              <text:list>
                <text:list-item>
                  <text:p text:style-name="P16">Secondo Fichte il noumeno è inammissibile perchè inconoscibile</text:p>
                </text:list-item>
              </text:list>
            </text:list-item>
            <text:list-item>
              <text:p text:style-name="P16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17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17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17">Rivalutare la metafisica (nuova metafisica dell'infinito)</text:p>
              <text:list>
                <text:list-item>
                  <text:p text:style-name="P17">infinito è nell'immanente, perciò la realtà è metafisica</text:p>
                </text:list-item>
                <text:list-item>
                  <text:p text:style-name="P17">nuova poichè l'infinito nel finito porta con sè qualcosa di finito</text:p>
                </text:list-item>
              </text:list>
            </text:list-item>
          </text:list>
        </text:list-item>
      </text:list>
      <text:p text:style-name="P23">Fichte</text:p>
      <text:list xml:id="list4555090345476567235" text:style-name="L4">
        <text:list-item>
          <text:p text:style-name="P18">Dottrina della scienza</text:p>
          <text:list>
            <text:list-item>
              <text:p text:style-name="P19">Lo scopo è rendere la filosofia un sapere assoluto</text:p>
            </text:list-item>
            <text:list-item>
              <text:p text:style-name="P19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0">Tesi: Io = Io <text:span text:style-name="T9">(principio identità) </text:span></text:p>
                </text:list-item>
                <text:list-item>
                  <text:p text:style-name="P21">Antitesi: Io crea NON-IO</text:p>
                </text:list-item>
                <text:list-item>
                  <text:p text:style-name="P22">Sintesi: Io oppone nell'io all'io divisibile un non-io divisibile (divisibile = molteplice e finito)</text:p>
                </text:list-item>
              </text:list>
            </text:list-item>
            <text:list-item>
              <text:p text:style-name="P22">Io</text:p>
              <text:list>
                <text:list-item>
                  <text:p text:style-name="P22">Simile a se stesso</text:p>
                </text:list-item>
                <text:list-item>
                  <text:p text:style-name="P22">Intuizione intellettuale (può pensare solo a se stesso)</text:p>
                </text:list-item>
                <text:list-item>
                  <text:p text:style-name="P22">oppone a se delle antitesi, rimanendone slegato</text:p>
                </text:list-item>
                <text:list-item>
                  <text:p text:style-name="P22">tat-handlung, azione e prodotto dell'azione</text:p>
                </text:list-item>
                <text:list-item>
                  <text:p text:style-name="P22">agisce nella natura</text:p>
                </text:list-item>
                <text:list-item>
                  <text:p text:style-name="P22"/>
                </text:list-item>
              </text:list>
            </text:list-item>
          </text:list>
        </text:list-item>
      </text:list>
      <text:list xml:id="list142202137884104" text:continue-list="list8535589829426703296" text:style-name="L3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19S</meta:editing-duration>
    <meta:editing-cycles>27</meta:editing-cycles>
    <meta:generator>LibreOffice/5.0.5.2$Windows_x86 LibreOffice_project/55b006a02d247b5f7215fc6ea0fde844b30035b3</meta:generator>
    <dc:date>2016-10-09T14:22:01.189000000</dc:date>
    <meta:document-statistic meta:table-count="0" meta:image-count="0" meta:object-count="0" meta:page-count="2" meta:paragraph-count="55" meta:word-count="440" meta:character-count="2772" meta:non-whitespace-character-count="2432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